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.ru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CTIVE.completed( FaultData faultData , Set &lt; CompensationHandler &gt; compensa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EACH.newChil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OREACH.FOREACH( ActivityInfo self , ScopeFrame 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.shouldContin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EACH.isMember( ChildInfo chi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termin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E.ru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CTIVE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OREACH.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E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CTIVE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.evaluateCondition( OExpression cond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